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Noto Sans CJK SC DemiLight1" svg:font-family="'Noto Sans CJK SC DemiLight'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ad649a" draw:marker-start-width="0.229cm" draw:marker-start-center="false" draw:marker-end-width="0.229cm" draw:marker-end-center="false" draw:fill="solid" draw:fill-color="#ccffcc" draw:opacity="10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solid" svg:stroke-width="0.019cm" svg:stroke-color="#295ca5" draw:marker-start-width="0.229cm" draw:marker-start-center="false" draw:marker-end-width="0.229cm" draw:marker-end-center="false" draw:fill="solid" draw:fill-color="#ffffff" draw:opacity="10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100%"/>
    </style:style>
    <style:style style:name="gr3" style:family="graphic" style:parent-style-name="standard">
      <style:graphic-properties draw:stroke="solid" svg:stroke-width="0.019cm" svg:stroke-color="#0098cc" draw:marker-start="Arrow" draw:marker-start-width="0.131cm" draw:marker-start-center="false" draw:marker-end="Arrow" draw:marker-end-width="0.13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auto-grow-width="true" fo:min-height="0.374cm" fo:min-width="0.78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753a6b" draw:marker-start="Arrow" draw:marker-start-width="0.131cm" draw:marker-start-center="false" draw:marker-end="Arrow" draw:marker-end-width="0.13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ccffcc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98cc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ad649a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fo:color="#0098cc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2" style:family="text">
      <style:text-properties fo:color="#ad649a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ircle draw:style-name="gr1" draw:text-style-name="P1" draw:layer="layout" svg:width="3.001cm" svg:height="3.001cm" svg:x="8.199cm" svg:y="13.1cm">
          <text:p/>
        </draw:circle>
        <draw:circle draw:style-name="gr2" draw:text-style-name="P2" draw:layer="layout" svg:width="2.003cm" svg:height="2.003cm" svg:x="8.697cm" svg:y="13.598cm">
          <text:p/>
        </draw:circle>
        <draw:line draw:style-name="gr3" draw:text-style-name="P3" draw:layer="layout" svg:x1="8.695cm" svg:y1="14.597cm" svg:x2="9.695cm" svg:y2="14.597cm">
          <text:p/>
        </draw:line>
        <draw:frame draw:style-name="gr4" draw:text-style-name="P5" draw:layer="layout" svg:width="1.289cm" svg:height="0.624cm" svg:x="8.556cm" svg:y="14.01cm">
          <draw:text-box>
            <text:p text:style-name="P4"><text:span text:style-name="T1">2 cm</text:span></text:p>
          </draw:text-box>
        </draw:frame>
        <draw:frame draw:style-name="gr4" draw:text-style-name="P6" draw:layer="layout" svg:width="1.289cm" svg:height="0.624cm" draw:transform="rotate (-1.5707963267949) translate (10.278cm 14.709cm)">
          <draw:text-box>
            <text:p text:style-name="P4"><text:span text:style-name="T2">3 cm</text:span></text:p>
          </draw:text-box>
        </draw:frame>
        <draw:line draw:style-name="gr5" draw:text-style-name="P3" draw:layer="layout" svg:x1="9.696cm" svg:y1="16.098cm" svg:x2="9.696cm" svg:y2="14.5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Noto Sans CJK SC DemiLight1" svg:font-family="'Noto Sans CJK SC DemiLight'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11T16:51:04.625965297</dc:date>
    <meta:editing-duration>PT37M5S</meta:editing-duration>
    <meta:editing-cycles>40</meta:editing-cycles>
    <meta:generator>LibreOffice/5.2.7.2$Linux_X86_64 LibreOffice_project/20m0$Build-2</meta:generator>
    <meta:document-statistic meta:object-count="6"/>
  </office:meta>
</office:document-meta>
</file>